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efa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76f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994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c67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04b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41faa405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24f05df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4264d913" style:font-name-asian="Arial1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73" style:family="text">
      <style:text-properties style:font-name="標楷體1"/>
    </style:style>
    <style:style style:name="T74" style:family="text">
      <style:text-properties style:font-name="標楷體1" style:font-name-asian="標楷體1"/>
    </style:style>
    <style:style style:name="T75" style:family="text">
      <style:text-properties style:font-name="標楷體1" officeooo:rsid="0a6d63ec" style:font-name-asian="標楷體1"/>
    </style:style>
    <style:style style:name="T76" style:family="text">
      <style:text-properties style:font-name="標楷體1" style:text-underline-style="solid" style:text-underline-width="auto" style:text-underline-color="font-color"/>
    </style:style>
    <style:style style:name="T77" style:family="text">
      <style:text-properties style:font-name="標楷體1" officeooo:rsid="3449857d"/>
    </style:style>
    <style:style style:name="T78" style:family="text">
      <style:text-properties style:font-name="標楷體1" officeooo:rsid="2968fd3e"/>
    </style:style>
    <style:style style:name="T79" style:family="text">
      <style:text-properties officeooo:rsid="3449857d"/>
    </style:style>
    <style:style style:name="T80" style:family="text">
      <style:text-properties style:font-name="Liberation Serif" officeooo:rsid="0a6d63ec" style:font-name-asian="標楷體1"/>
    </style:style>
    <style:style style:name="T81" style:family="text">
      <style:text-properties officeooo:rsid="0a6d63ec"/>
    </style:style>
    <style:style style:name="T82" style:family="text">
      <style:text-properties officeooo:rsid="2f7a955a"/>
    </style:style>
    <style:style style:name="T83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84" style:family="text">
      <style:text-properties style:font-name-asian="標楷體1"/>
    </style:style>
    <style:style style:name="T85" style:family="text">
      <style:text-properties style:font-name="標楷體1" style:text-underline-style="none" style:font-name-asian="標楷體1"/>
    </style:style>
    <style:style style:name="T86" style:family="text">
      <style:text-properties officeooo:rsid="2a464d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20667767" text:style-name="L1">
        <text:list-item>
          <text:p text:style-name="P3"><text:span text:style-name="T28">_ (第1本</text:span><text:span text:style-name="T12">)</text:span></text:p>
          <text:list>
            <text:list-item>
              <text:p text:style-name="P28"><text:span text:style-name="T7">神</text:span><text:span text:style-name="T12">，</text:span><text:span text:style-name="T40">精神層個體、第</text:span><text:span text:style-name="T16">2</text:span><text:span text:style-name="T40">層級型態個體、</text:span><text:span text:style-name="T13">第二層級法則、意識層法則、精神層法則、精神世界、物質世界</text:span><text:span text:style-name="T12">。</text:span></text:p>
            </text:list-item>
            <text:list-item>
              <text:p text:style-name="P47"><text:span text:style-name="T7">有機率（正在、試圖）監視、控制 的 勢力、存在、個體</text:span><text:span text:style-name="T12">，YouTube、</text:span><text:span text:style-name="T40">派對、戰爭</text:span>。</text:p>
            </text:list-item>
            <text:list-item>
              <text:p text:style-name="P29"><text:span text:style-name="T59">肉質層個體、意識層個體、精神層個體</text:span>，。</text:p>
            </text:list-item>
            <text:list-item>
              <text:p text:style-name="P46"><text:span text:style-name="T1">大規模監控</text:span>，<text:span text:style-name="T40">精準監控、</text:span>電器型大規模監控、史諾登、稜鏡計畫、上游計畫、<text:span text:style-name="T16">側寫、</text:span><text:span text:style-name="T23">profile</text:span>、超能力型大規模監控、超感知、超行為、<text:span text:style-name="T40">劍橋計畫、</text:span><text:span text:style-name="T50">位</text:span><text:span text:style-name="T40">器型大規模監控、位訊號、電訊號、</text:span><text:span text:style-name="T50">聲音、重力波</text:span><text:span text:style-name="T40">、</text:span><text:span text:style-name="T50">光波</text:span><text:span text:style-name="T40">、</text:span><text:span text:style-name="T16">第</text:span><text:span text:style-name="T68">a層級型態</text:span><text:span text:style-name="T40">大規模監控、帶有探照燈的攝影機、</text:span><text:span text:style-name="T51">心電感應、催眠、精神控制、意識控制、寫入腦中感知、竊聽腦中感知、竊聽腦中意識、竊聽腦中思想</text:span><text:span text:style-name="T40">、身體、意識、被害妄想症、精神病患者</text:span>。</text:p>
            </text:list-item>
            <text:list-item>
              <text:p text:style-name="P48"><text:span text:style-name="T71">&lt;_?</text:span><text:span text:style-name="T72">3_&gt;</text:span><text:span text:style-name="T61">個體</text:span>，<text:span text:style-name="T69">大自然、</text:span><text:span text:style-name="T70">獨立思考、群體討論、意識判斷、觀點認定、自由選擇、實際執行</text:span><text:span text:style-name="T69">、聲音、人類、樹木、土壤、地球、月亮、太陽、太陽系、電腦、數學、能量、動物、植物、靜物、行星、衛星、恆星、恆星系、科技、學門、</text:span><text:span text:style-name="T16">質疑</text:span>。</text:p>
            </text:list-item>
          </text:list>
        </text:list-item>
        <text:list-item>
          <text:p text:style-name="P5">大自然<text:span text:style-name="T73"> (第1本)</text:span></text:p>
          <text:list>
            <text:list-item>
              <text:p text:style-name="P6">蜜蜂<text:span text:style-name="T6">，。</text:span></text:p>
            </text:list-item>
          </text:list>
        </text:list-item>
        <text:list-item>
          <text:p text:style-name="P6">反軍事<text:span text:style-name="T74"> (第1本)</text:span></text:p>
          <text:list>
            <text:list-item>
              <text:p text:style-name="P30"><text:span text:style-name="T1">間諜</text:span>，<text:span text:style-name="T82">子彈、彈道、（靶上的）彈痕、領導層型間諜、國民群型間諜、國家型間諜、商業型間諜、政治型間諜、軍事型間諜、電器、</text:span><text:span text:style-name="T40">第</text:span><text:span text:style-name="T17">a</text:span><text:span text:style-name="T40">層級型態個體、</text:span><text:span text:style-name="T43">肉質層型間諜、意識層型間諜、精神層型間諜</text:span><text:span text:style-name="T41">、電</text:span><text:span text:style-name="T43">器</text:span><text:span text:style-name="T41">、</text:span><text:span text:style-name="T65">位</text:span><text:span text:style-name="T43">器</text:span><text:span text:style-name="T41">、電磁波、</text:span><text:span text:style-name="T65">位</text:span><text:span text:style-name="T66">動</text:span><text:span text:style-name="T41">波、</text:span><text:span text:style-name="T19">紅外線</text:span><text:span text:style-name="T41">、可見光、</text:span><text:span text:style-name="T19">紫外線</text:span><text:span text:style-name="T41">、次聲波、聲波、</text:span><text:span text:style-name="T45">超</text:span><text:span text:style-name="T41">音波、聲音、重力波、手機、攝影機</text:span><text:span text:style-name="T43">、麥克風、陀螺儀、</text:span><text:span text:style-name="T22">USB</text:span><text:span text:style-name="T43">孔、觸控螢幕、手機畫面</text:span>。</text:p>
            </text:list-item>
          </text:list>
        </text:list-item>
        <text:list-item>
          <text:p text:style-name="P7">世界學<text:span text:style-name="T74"> (第1本)</text:span></text:p>
          <text:list>
            <text:list-item>
              <text:p text:style-name="P31"><text:span text:style-name="T1">世界學</text:span>，<text:span text:style-name="T15">機械手錶、發條、現象、本質、</text:span><text:span text:style-name="T18">單一本質、瞬間本質、當下本質、整體本質、可能性本質、創造數學工具、河川、上游、下游</text:span>。</text:p>
            </text:list-item>
            <text:list-item>
              <text:p text:style-name="P32"><text:span text:style-name="T1">紅移、紫移</text:span>，超音速、音爆、後移現象。</text:p>
            </text:list-item>
            <text:list-item>
              <text:p text:style-name="P32"><text:span text:style-name="T1">維度</text:span>，線。</text:p>
            </text:list-item>
            <text:list-item>
              <text:p text:style-name="P33"><text:span text:style-name="T8">函數</text:span>，<text:span text:style-name="T39">影子、存在、現象、本質、</text:span><text:span text:style-name="T43">亞里斯多德</text:span>。</text:p>
            </text:list-item>
            <text:list-item>
              <text:p text:style-name="P34"><text:span text:style-name="T58">速度</text:span>，位移、時間。</text:p>
            </text:list-item>
            <text:list-item>
              <text:p text:style-name="P51"><text:span text:style-name="T63">距離</text:span>，<text:span text:style-name="T56">土壤密度、水密度、空氣密度、空間節點密度、時間密度</text:span>。</text:p>
            </text:list-item>
          </text:list>
        </text:list-item>
        <text:list-item>
          <text:p text:style-name="P7">物質世界學<text:span text:style-name="T74"> (第1本)</text:span></text:p>
          <text:list>
            <text:list-item>
              <text:p text:style-name="P35"><text:span text:style-name="T1">力</text:span>，<text:span text:style-name="T41">第</text:span><text:span text:style-name="T17">a</text:span><text:span text:style-name="T42">層級宗態譜</text:span>。</text:p>
            </text:list-item>
            <text:list-item>
              <text:p text:style-name="P36"><text:span text:style-name="T60">重力</text:span>，<text:span text:style-name="T41">重力子、第</text:span><text:span text:style-name="T21">3</text:span><text:span text:style-name="T42">層級宗態譜</text:span>。</text:p>
            </text:list-item>
            <text:list-item>
              <text:p text:style-name="P37"><text:span text:style-name="T60">冷次定律</text:span>，摩擦光、摩擦力。</text:p>
            </text:list-item>
          </text:list>
        </text:list-item>
        <text:list-item>
          <text:p text:style-name="P52">社會 (第1本)</text:p>
          <text:list>
            <text:list-item>
              <text:p text:style-name="P8"><text:span text:style-name="T39">內捲</text:span><text:span text:style-name="T30">，</text:span><text:span text:style-name="T6">。</text:span></text:p>
            </text:list-item>
            <text:list-item>
              <text:p text:style-name="P8"><text:span text:style-name="T44">貧窮</text:span><text:span text:style-name="T6">，。</text:span></text:p>
            </text:list-item>
            <text:list-item>
              <text:p text:style-name="P9"><text:span text:style-name="T46">教育</text:span><text:span text:style-name="T6">，</text:span><text:span text:style-name="T31">神職教育、神學、數學、拉丁文</text:span><text:span text:style-name="T6">、</text:span><text:span text:style-name="T31">地動說、豌豆雜交實驗</text:span><text:span text:style-name="T6">。</text:span></text:p>
            </text:list-item>
            <text:list-item>
              <text:p text:style-name="P25">錢<text:span text:style-name="T6">，</text:span><text:span text:style-name="T32">大規模監控、</text:span><text:span text:style-name="T33">精準監控、</text:span><text:span text:style-name="T32">蜜蜂、蜂蜜、蜂農、養蜂人、</text:span><text:span text:style-name="T36">維護大自然</text:span><text:span text:style-name="T32">、</text:span><text:span text:style-name="T34">單一、一小群、一大群、金融系統、金融工具</text:span><text:span text:style-name="T29">、</text:span><text:span text:style-name="T36">賺更多錢、更快賺到錢</text:span><text:span text:style-name="T29">、</text:span><text:span text:style-name="T36">問題、有害的存在、有害的個體、功能、有益的存在、有益的個體、解決問題、優化功能、賺錢、</text:span><text:span text:style-name="T32">存錢、花錢、收取、儲蓄、消費、好德、壞德、有德、缺德、無德、反德、洗錢、詐欺、販賣人口、</text:span><text:span text:style-name="T36">食物、醫療、房租、電費、學費、衛生紙、</text:span><text:span text:style-name="T32">薪資</text:span><text:span text:style-name="T6">。</text:span></text:p>
            </text:list-item>
            <text:list-item>
              <text:p text:style-name="P10">人文主義<text:span text:style-name="T6">，</text:span><text:span text:style-name="T36">數量型人文主義、社會型人文主義</text:span><text:span text:style-name="T6">。</text:span></text:p>
            </text:list-item>
            <text:list-item>
              <text:p text:style-name="P17">資本主義<text:span text:style-name="T6">，洛克。</text:span></text:p>
            </text:list-item>
            <text:list-item>
              <text:p text:style-name="P17">新聞報導<text:span text:style-name="T6">，。</text:span></text:p>
            </text:list-item>
            <text:list-item>
              <text:p text:style-name="P17">愚蠢<text:span text:style-name="T6">，。</text:span></text:p>
            </text:list-item>
            <text:list-item>
              <text:p text:style-name="P18"><text:span text:style-name="T49">孝順</text:span><text:span text:style-name="T6">，。</text:span></text:p>
            </text:list-item>
            <text:list-item>
              <text:p text:style-name="P20"><text:span text:style-name="T49">權威</text:span><text:span text:style-name="T6">，</text:span><text:span text:style-name="T38">米爾格倫電擊實驗</text:span><text:span text:style-name="T6">。</text:span></text:p>
            </text:list-item>
            <text:list-item>
              <text:p text:style-name="P24"><text:span text:style-name="T49">平權</text:span><text:span text:style-name="T6">，</text:span><text:span text:style-name="T36">齊頭型平權、特徵型平權、物種特徵型平權、性別特徵型平權、肉質層健康特徵型平權、體脂肪、肌肉、四肢、五感</text:span><text:span text:style-name="T6">。</text:span></text:p>
            </text:list-item>
          </text:list>
        </text:list-item>
        <text:list-item>
          <text:p text:style-name="P11">哲學</text:p>
          <text:list>
            <text:list-item>
              <text:p text:style-name="P22">問題<text:span text:style-name="T6">，數量型問題、社會型問題、</text:span><text:span text:style-name="T35">全體</text:span><text:span text:style-name="T6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3">認定<text:span text:style-name="T6">，真心、心裡、意識、被教育、被催眠、常認定、共認定、群認定、數量型認定、社會型認定、</text:span><text:span text:style-name="T35">全體</text:span><text:span text:style-name="T6">型認定、認知失調、思想失調、決策失調、行動失調、行動、結果、目的。</text:span></text:p>
            </text:list-item>
            <text:list-item>
              <text:p text:style-name="P16">安全<text:span text:style-name="T6">，隱私、控制、電器、</text:span><text:span text:style-name="T32">心靈感應、催眠、精神控制、</text:span><text:span text:style-name="T37">偷窺、竊聽、控制</text:span><text:span text:style-name="T6">。</text:span></text:p>
            </text:list-item>
            <text:list-item>
              <text:p text:style-name="P26"><text:span text:style-name="T57">正義</text:span><text:span text:style-name="T6">，執行正義、削足適履、指鹿為馬、</text:span><text:span text:style-name="T37">數量型正義、社會型正義、全體型正義</text:span><text:span text:style-name="T6">、天</text:span><text:span text:style-name="T37">動說、本輪、</text:span><text:span text:style-name="T6">古雅典人、</text:span><text:span text:style-name="T37">蘇格拉底</text:span><text:span text:style-name="T6">。</text:span></text:p>
            </text:list-item>
          </text:list>
        </text:list-item>
        <text:list-item>
          <text:p text:style-name="P12"><text:span text:style-name="T80">時空</text:span><text:span text:style-name="T75">旅行 (第1本)</text:span></text:p>
          <text:list>
            <text:list-item>
              <text:p text:style-name="P38"><text:span text:style-name="T3">時空旅行的 悖論</text:span><text:span text:style-name="T81">，</text:span>。</text:p>
            </text:list-item>
          </text:list>
        </text:list-item>
        <text:list-item>
          <text:p text:style-name="P13"><text:span text:style-name="T48">德</text:span><text:span text:style-name="T11"> (第1本)</text:span></text:p>
          <text:list>
            <text:list-item>
              <text:p text:style-name="P19"><text:span text:style-name="T48">道、德</text:span><text:span text:style-name="T6">，</text:span><text:span text:style-name="T36">政府、領導層、官方權力、超能力者</text:span><text:span text:style-name="T6">。</text:span></text:p>
            </text:list-item>
            <text:list-item>
              <text:p text:style-name="P21"><text:bookmark-start text:name="常德、共德"/>常德、共德<text:bookmark-end text:name="常德、共德"/>、群德<text:span text:style-name="T6">，常識、共識、維護大自然、數量型群德、社會型群德、</text:span><text:span text:style-name="T35">全體</text:span><text:span text:style-name="T6">型群德、不發出聲音的吃東西、服從政府、監督政府、品德、靜態、先天、內在本能、教養、動態、後天、外在傳承、總德 =</text:span><text:span text:style-name="T85">（x%）品德 +（100% - x%）教養</text:span><text:span text:style-name="T6">。</text:span></text:p>
            </text:list-item>
          </text:list>
        </text:list-item>
        <text:list-item>
          <text:p text:style-name="P8">數學<text:span text:style-name="T74"> (第1本)</text:span></text:p>
          <text:list>
            <text:list-item>
              <text:p text:style-name="P38"><text:span text:style-name="T1">微積分</text:span>，。</text:p>
            </text:list-item>
            <text:list-item>
              <text:p text:style-name="P49"><text:span text:style-name="T9">次方坐標系</text:span>，分形、<text:span text:style-name="T24">直角座標系、極座標系、圓柱座標系、</text:span><text:span text:style-name="T52">重心</text:span><text:span text:style-name="T25">座標系、</text:span><text:span text:style-name="T53">放射狀型</text:span><text:span text:style-name="T24">座標系</text:span>。</text:p>
            </text:list-item>
            <text:list-item>
              <text:p text:style-name="P50"><text:span text:style-name="T59">第</text:span><text:span text:style-name="T10">a</text:span><text:span text:style-name="T59">層級</text:span><text:span text:style-name="T62">座標系</text:span>，<text:span text:style-name="T54">座標系</text:span><text:span text:style-name="T55">層級、符號層級</text:span>。</text:p>
            </text:list-item>
          </text:list>
        </text:list-item>
        <text:list-item>
          <text:p text:style-name="P14">歷史<text:span text:style-name="T74"> (第1本)</text:span></text:p>
          <text:list>
            <text:list-item>
              <text:p text:style-name="P39"><text:span text:style-name="T1">人類文明的 實驗</text:span>，。</text:p>
            </text:list-item>
            <text:list-item>
              <text:p text:style-name="P39"><text:span text:style-name="T1">文藝復興</text:span>，。</text:p>
            </text:list-item>
            <text:list-item>
              <text:p text:style-name="P40"><text:span text:style-name="T4">啟蒙運動</text:span>，<text:span text:style-name="T79">立法、法律、教育、權限（</text:span><text:span text:style-name="T20">Power limit</text:span><text:span text:style-name="T46">）、人權、生命權、隱私權、空閒時間、空閒時空、無兵伐勢、神權制、獨裁制、君主制、共和制、金權制、錢、金融系統、人質症候群、</text:span><text:span text:style-name="T47">柏拉圖、洞穴理論</text:span><text:span text:style-name="T46">、群體制、人體</text:span>。</text:p>
            </text:list-item>
            <text:list-item>
              <text:p text:style-name="P41"><text:span text:style-name="T2">科舉</text:span><text:span text:style-name="T79">，</text:span>。</text:p>
            </text:list-item>
          </text:list>
        </text:list-item>
        <text:list-item>
          <text:p text:style-name="P4"><text:span text:style-name="T74">歷史人物 （第1本</text:span><text:span text:style-name="T84">）</text:span></text:p>
          <text:list>
            <text:list-item>
              <text:p text:style-name="P41"><text:span text:style-name="T76">商鞅</text:span><text:span text:style-name="T73">，法家、</text:span><text:span text:style-name="T77">商君書</text:span><text:span text:style-name="T73">。</text:span></text:p>
            </text:list-item>
            <text:list-item>
              <text:p text:style-name="P41"><text:span text:style-name="T76">蘇格拉底</text:span><text:span text:style-name="T73">，愛因斯坦、</text:span><text:span text:style-name="T79">思想實驗</text:span><text:span text:style-name="T73">。</text:span></text:p>
            </text:list-item>
            <text:list-item>
              <text:p text:style-name="P42"><text:span text:style-name="T2">柏拉圖</text:span><text:span text:style-name="T73">，。</text:span></text:p>
            </text:list-item>
            <text:list-item>
              <text:p text:style-name="P43"><text:span text:style-name="T5">亞里斯多德</text:span><text:span text:style-name="T73">，快樂、</text:span><text:span text:style-name="T82">賦予意義、認定有意義、認定有價值</text:span><text:span text:style-name="T73">。</text:span></text:p>
            </text:list-item>
            <text:list-item>
              <text:p text:style-name="P42"><text:span text:style-name="T76">尼采</text:span><text:span text:style-name="T73">，。</text:span></text:p>
            </text:list-item>
          </text:list>
        </text:list-item>
        <text:list-item>
          <text:p text:style-name="P15"><text:span text:style-name="T73">精神世界學 （第</text:span><text:span text:style-name="T78">1本</text:span><text:span text:style-name="T73">）</text:span></text:p>
          <text:list>
            <text:list-item>
              <text:p text:style-name="P44"><text:span text:style-name="T58">受到 精神層個體、超能力個體 影響 有機率出現的 現象</text:span><text:span text:style-name="T73">，</text:span><text:span text:style-name="T14">Y</text:span><text:span text:style-name="T15">ouTube、手機、機械手錶</text:span><text:span text:style-name="T83">、函數</text:span><text:span text:style-name="T15">、發條</text:span><text:span text:style-name="T73">。</text:span></text:p>
            </text:list-item>
            <text:list-item>
              <text:p text:style-name="P45"><text:span text:style-name="T76">精神世界學</text:span><text:span text:style-name="T73">，</text:span><text:span text:style-name="T39">記錄、好奇、探索、思考、質疑、驗證、傳承、</text:span><text:span text:style-name="T40">精神世界學、</text:span><text:span text:style-name="T13">物質世界</text:span><text:span text:style-name="T40">學</text:span><text:span text:style-name="T73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3T14:33:28.520000000</dc:date>
    <meta:editing-duration>P209DT19H42S</meta:editing-duration>
    <meta:editing-cycles>10017</meta:editing-cycles>
    <meta:document-statistic meta:table-count="0" meta:image-count="0" meta:object-count="0" meta:page-count="1" meta:paragraph-count="62" meta:word-count="1919" meta:character-count="2054" meta:non-whitespace-character-count="2024"/>
  </office:meta>
</office:document-meta>
</file>